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" fo:font-size="12pt" style:font-size-asian="12pt" style:font-name-complex="Time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rganisation Document</text:span></text:p>
      <text:p text:style-name="Standard"/>
      <text:p text:style-name="Standard"><text:span text:style-name="T1">Weekly Meetings with Ron Poet... 2pm thursdays?</text:span></text:p>
      <text:p text:style-name="Standard"/>
      <text:p text:style-name="Standard"><text:span text:style-name="T1">Document and Source code version control</text:span></text:p>
      <text:p text:style-name="P1"><text:span text:style-name="T1"><text:tab/>•<text:tab/>Github - very familiar with it and easy to use.</text:span></text:p>
      <text:p text:style-name="Standard"/>
      <text:p text:style-name="Standard"><text:span text:style-name="T1">First Semester</text:span></text:p>
      <text:p text:style-name="Standard"/>
      <text:p text:style-name="Standard"><text:span text:style-name="T1">Requirements gathering:</text:span></text:p>
      <text:p text:style-name="P1"><text:span text:style-name="T1"><text:tab/>•<text:tab/>Stake holder interviews</text:span></text:p>
      <text:p text:style-name="P1"><text:span text:style-name="T1"><text:tab/>•<text:tab/>Prototype demonstrations</text:span></text:p>
      <text:p text:style-name="P1"><text:span text:style-name="T1"><text:tab/>•<text:tab/>Student Panel?</text:span></text:p>
      <text:p text:style-name="Standard"/>
      <text:p text:style-name="Standard"><text:span text:style-name="T1">Language clarification:</text:span></text:p>
      <text:p text:style-name="P1"><text:span text:style-name="T1"><text:tab/>•<text:tab/>Javascript?</text:span></text:p>
      <text:p text:style-name="P1"/>
      <text:p text:style-name="Standard"><text:span text:style-name="T1">Structural plan:</text:span></text:p>
      <text:p text:style-name="P1"><text:span text:style-name="T1"><text:tab/>•<text:tab/>What are all of the different users.</text:span></text:p>
      <text:p text:style-name="P1"><text:span text:style-name="T1"><text:tab/>•<text:tab/>What information needs to be held about each user.</text:span></text:p>
      <text:p text:style-name="Standard"/>
      <text:p text:style-name="Standard"><text:span text:style-name="T1">Prototype (iterative?)</text:span></text:p>
      <text:p text:style-name="P1"><text:span text:style-name="T1"><text:tab/>•<text:tab/>MoSCoW</text:span></text:p>
      <text:p text:style-name="Standard"/>
      <text:p text:style-name="Standard"><text:span text:style-name="T1">Second Semester</text:span></text:p>
      <text:p text:style-name="Standard"/>
      <text:p text:style-name="Standard"><text:span text:style-name="T1">Further Requirements Gathering</text:span></text:p>
      <text:p text:style-name="Standard"/>
      <text:p text:style-name="Standard"><text:span text:style-name="T1">Continue increasing functionality</text:span></text:p>
      <text:p text:style-name="Standard"><text:span text:style-name="T1"/></text:p>
      <text:p text:style-name="Standard"><text:span text:style-name="T1">Write Dissertation.</text:span></text:p>
      <text:p text:style-name="Standard"/>
      <text:p text:style-name="Standard"/>
      <text:p text:style-name="Standard"><text:span text:style-name="T1">Interviews:</text:span></text:p>
      <text:p text:style-name="Standard"/>
      <text:p text:style-name="P1"><text:span text:style-name="T1"><text:tab/>•<text:tab/>Create interview briefs for stakeholders.</text:span></text:p>
      <text:p text:style-name="Standard"><text:span text:style-name="T1"><text:s/></text:span></text:p>
      <text:p text:style-name="Standard"><text:span text:style-name="T1">Policies: </text:span></text:p>
      <text:p text:style-name="P1"><text:span text:style-name="T1"><text:tab/>•<text:tab/>Database changes made to EER Diagram not done in table edito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603cm" fo:margin-right="1.603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document-statistic meta:table-count="0" meta:image-count="0" meta:object-count="0" meta:page-count="1" meta:paragraph-count="25" meta:word-count="98" meta:character-count="669"/>
    <dc:date>2014-02-04T01:50:03</dc:date>
    <dc:creator>Joshua Marks</dc:creator>
    <meta:generator>OpenOffice/4.0.0$Unix OpenOffice.org_project/400m3$Build-9702</meta:generator>
  </office:meta>
</office:document-meta>
</file>